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MS Shell Dlg 2" svg:font-family="'MS Shell Dlg 2'"/>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Text_20_body" style:list-style-name="L4">
      <style:paragraph-properties fo:margin-top="0in" fo:margin-bottom="0.0598in"/>
      <style:text-properties style:font-name="Trebuchet MS1"/>
    </style:style>
    <style:style style:name="P42" style:family="paragraph" style:parent-style-name="Text_20_body" style:list-style-name="L5">
      <style:paragraph-properties fo:margin-top="0in" fo:margin-bottom="0.0602in"/>
      <style:text-properties style:font-name="Trebuchet MS1"/>
    </style:style>
    <style:style style:name="P43" style:family="paragraph" style:parent-style-name="Text_20_body" style:list-style-name="L5">
      <style:paragraph-properties fo:margin-top="0in" fo:margin-bottom="0.0602in"/>
      <style:text-properties style:font-name="Trebuchet MS1" style:font-name-complex="Trebuchet MS1"/>
    </style:style>
    <style:style style:name="P44" style:family="paragraph" style:parent-style-name="Text_20_body">
      <style:paragraph-properties fo:margin-top="0in" fo:margin-bottom="0.0602in"/>
      <style:text-properties style:font-name="Trebuchet MS1" style:font-name-complex="Courier New2"/>
    </style:style>
    <style:style style:name="P45"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46" style:family="paragraph" style:parent-style-name="Text_20_body" style:list-style-name="L5">
      <style:paragraph-properties fo:margin-top="0in" fo:margin-bottom="0.0602in"/>
    </style:style>
    <style:style style:name="P47" style:family="paragraph" style:parent-style-name="Contents_20_3">
      <style:paragraph-properties>
        <style:tab-stops>
          <style:tab-stop style:position="6.5319in" style:type="right" style:leader-style="solid" style:leader-text="_"/>
        </style:tab-stops>
      </style:paragraph-properties>
    </style:style>
    <style:style style:name="P48"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9"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50" style:family="paragraph" style:parent-style-name="Standard" style:list-style-name="L2">
      <style:paragraph-properties fo:margin-top="0in" fo:margin-bottom="0.0598in" fo:text-align="start" style:justify-single-word="false"/>
    </style:style>
    <style:style style:name="P51"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52"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53" style:family="paragraph" style:parent-style-name="Contents_20_1">
      <style:paragraph-properties>
        <style:tab-stops>
          <style:tab-stop style:position="6.9252in" style:type="right" style:leader-style="solid" style:leader-text="_"/>
        </style:tab-stops>
      </style:paragraph-properties>
    </style:style>
    <style:style style:name="P54" style:family="paragraph" style:parent-style-name="Heading_20_1">
      <style:text-properties style:font-name="Trebuchet MS1" fo:font-weight="normal" style:font-weight-asian="normal" style:font-weight-complex="normal"/>
    </style:style>
    <style:style style:name="P55" style:family="paragraph" style:parent-style-name="Heading_20_1">
      <style:text-properties style:font-name="Trebuchet MS1" style:font-name-complex="Courier New2"/>
    </style:style>
    <style:style style:name="P56" style:family="paragraph" style:parent-style-name="Heading_20_1">
      <style:text-properties style:font-name="Trebuchet MS1" style:font-name-complex="Trebuchet MS1"/>
    </style:style>
    <style:style style:name="P57" style:family="paragraph" style:parent-style-name="Heading_20_1">
      <style:text-properties style:font-name-complex="Padauk"/>
    </style:style>
    <style:style style:name="P58" style:family="paragraph" style:parent-style-name="Heading_20_1">
      <style:paragraph-properties fo:break-before="page"/>
      <style:text-properties style:font-name="Trebuchet MS1"/>
    </style:style>
    <style:style style:name="P59" style:family="paragraph" style:parent-style-name="Heading_20_1" style:master-page-name="Standard">
      <style:paragraph-properties style:page-number="1"/>
    </style:style>
    <style:style style:name="P60" style:family="paragraph" style:parent-style-name="Heading_20_1">
      <style:paragraph-properties fo:margin-left="0in" fo:margin-right="0in" fo:text-indent="0in" style:auto-text-indent="false"/>
      <style:text-properties style:font-name-complex="Padauk"/>
    </style:style>
    <style:style style:name="P61" style:family="paragraph" style:parent-style-name="Heading_20_1">
      <style:paragraph-properties fo:margin-top="0in" fo:margin-bottom="0.0598in"/>
      <style:text-properties style:font-name="Trebuchet MS1" style:font-name-complex="Courier New2"/>
    </style:style>
    <style:style style:name="P62" style:family="paragraph" style:parent-style-name="Contents_20_2">
      <style:paragraph-properties>
        <style:tab-stops>
          <style:tab-stop style:position="6.7283in" style:type="right" style:leader-style="solid" style:leader-text="_"/>
        </style:tab-stops>
      </style:paragraph-properties>
    </style:style>
    <style:style style:name="P63" style:family="paragraph" style:parent-style-name="Heading_20_2">
      <style:text-properties style:font-name-complex="Padauk"/>
    </style:style>
    <style:style style:name="P64" style:family="paragraph" style:parent-style-name="Heading_20_2">
      <style:text-properties style:font-name="Trebuchet MS1" style:font-name-complex="Courier New2"/>
    </style:style>
    <style:style style:name="P65" style:family="paragraph" style:parent-style-name="Heading_20_2">
      <style:text-properties style:font-name="Trebuchet MS1" style:font-name-complex="Trebuchet MS1"/>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style:font-name-complex="Trebuchet MS1"/>
    </style:style>
    <style:style style:name="T7" style:family="text">
      <style:text-properties fo:font-weight="bold" style:font-weight-asian="bold" style:font-weight-complex="bold"/>
    </style:style>
    <style:style style:name="T8" style:family="text">
      <style:text-properties fo:font-weight="bold" style:font-weight-asian="bold" style:font-name-complex="Padauk" style:font-weight-complex="bold"/>
    </style:style>
    <style:style style:name="T9" style:family="text">
      <style:text-properties style:font-name="Padauk" style:font-name-complex="Padauk"/>
    </style:style>
    <style:style style:name="T10" style:family="text">
      <style:text-properties style:font-name="Padauk" fo:font-size="12pt" fo:font-weight="normal" style:font-size-asian="12pt" style:font-weight-asian="normal" style:font-name-complex="Padauk" style:font-size-complex="12pt" style:font-weight-complex="normal"/>
    </style:style>
    <style:style style:name="T11" style:family="text">
      <style:text-properties style:font-name="Trebuchet MS1" style:font-name-complex="Courier New2"/>
    </style:style>
    <style:style style:name="T12" style:family="text">
      <style:text-properties style:font-name="Trebuchet MS1" style:font-name-complex="Trebuchet MS1"/>
    </style:style>
    <style:style style:name="T13" style:family="text">
      <style:text-properties style:font-name="Trebuchet MS1" style:font-name-complex="Padauk"/>
    </style:style>
    <style:style style:name="T14" style:family="text">
      <style:text-properties style:font-name="Trebuchet MS1" fo:font-weight="bold" style:font-weight-asian="bold" style:font-name-complex="Courier New2" style:font-weight-complex="bold"/>
    </style:style>
    <style:style style:name="T15" style:family="text">
      <style:text-properties style:font-name="Trebuchet MS1" fo:font-weight="bold" style:font-weight-asian="bold" style:font-name-complex="Padauk" style:font-weight-complex="bold"/>
    </style:style>
    <style:style style:name="T16" style:family="text">
      <style:text-properties style:font-name="Trebuchet MS1" fo:font-style="italic" fo:font-weight="bold" style:font-style-asian="italic" style:font-weight-asian="bold" style:font-name-complex="Trebuchet MS1" style:font-style-complex="italic" style:font-weight-complex="bold"/>
    </style:style>
    <style:style style:name="T17" style:family="text">
      <style:text-properties style:font-name="Trebuchet MS1" fo:font-style="italic" style:font-style-asian="italic" style:font-name-complex="Trebuchet MS1" style:font-style-complex="italic"/>
    </style:style>
    <style:style style:name="T18" style:family="text">
      <style:text-properties style:font-name="Trebuchet MS1" fo:font-weight="normal" style:font-weight-asian="normal" style:font-name-complex="Padauk" style:font-weight-complex="normal"/>
    </style:style>
    <style:style style:name="T19" style:family="text">
      <style:text-properties style:font-name="Trebuchet MS1" fo:font-weight="normal" style:font-weight-asian="normal" style:font-name-complex="Courier New2" style:font-weight-complex="normal"/>
    </style:style>
    <style:style style:name="T20" style:family="text">
      <style:text-properties style:font-name="Trebuchet MS1" fo:font-weight="normal" style:font-weight-asian="normal" style:font-name-complex="Trebuchet MS1" style:font-weight-complex="normal"/>
    </style:style>
    <style:style style:name="T21" style:family="text">
      <style:text-properties fo:color="#000000" fo:font-weight="normal" style:font-weight-asian="normal" style:font-weight-complex="normal"/>
    </style:style>
    <style:style style:name="T22" style:family="text">
      <style:text-properties fo:color="#000000" style:font-name="Trebuchet MS1" fo:font-weight="normal" style:font-weight-asian="normal" style:font-name-complex="Trebuchet MS1" style:font-weight-complex="normal"/>
    </style:style>
    <style:style style:name="T23" style:family="text">
      <style:text-properties fo:font-size="10pt" style:font-size-asian="10pt" style:font-name-complex="Zawgyi-One" style:font-size-complex="10pt"/>
    </style:style>
    <style:style style:name="T24" style:family="text">
      <style:text-properties fo:font-size="10pt" style:font-size-asian="10pt" style:font-name-complex="Zawgyi-One1" style:font-size-complex="10pt"/>
    </style:style>
    <style:style style:name="T25" style:family="text">
      <style:text-properties style:font-name="Zawgyi-One" style:font-name-complex="Zawgyi-One"/>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name-complex="Padauk" style:font-style-complex="normal" style:font-weight-complex="normal"/>
    </style:style>
    <style:style style:name="T28" style:family="text">
      <style:text-properties style:font-name-complex="Courier New2"/>
    </style:style>
    <style:style style:name="T29" style:family="text">
      <style:text-properties fo:color="#008000" fo:font-weight="bold" style:font-weight-asian="bold" style:font-weight-complex="bold"/>
    </style:style>
    <style:style style:name="T30" style:family="text">
      <style:text-properties fo:color="#008000" fo:font-weight="bold" style:font-weight-asian="bold" style:font-name-complex="Trebuchet MS1" style:font-weight-complex="bold"/>
    </style:style>
    <style:style style:name="T31" style:family="text">
      <style:text-properties fo:color="#008000" fo:font-weight="bold" style:font-weight-asian="bold" style:font-name-complex="Padauk" style:font-weight-complex="bold"/>
    </style:style>
    <style:style style:name="T32" style:family="text">
      <style:text-properties fo:color="#008000" style:font-name="Trebuchet MS1" fo:font-weight="bold" style:font-weight-asian="bold" style:font-name-complex="Courier New2" style:font-weight-complex="bold"/>
    </style:style>
    <style:style style:name="T33" style:family="text">
      <style:text-properties fo:color="#008000" style:font-name="Trebuchet MS1" fo:font-weight="bold" style:font-weight-asian="bold" style:font-name-complex="Trebuchet MS1" style:font-weight-complex="bold"/>
    </style:style>
    <style:style style:name="T34" style:family="text">
      <style:text-properties fo:color="#008000" style:font-name="Padauk" fo:font-weight="bold" style:font-weight-asian="bold" style:font-name-complex="Padauk" style:font-weight-complex="bold"/>
    </style:style>
    <style:style style:name="T35" style:family="text">
      <style:text-properties style:font-name="Trebuchet MS2"/>
    </style:style>
    <style:style style:name="T36" style:family="text">
      <style:text-properties style:font-name="Trebuchet MS2" style:font-name-complex="Padauk"/>
    </style:style>
    <style:style style:name="T37" style:family="text">
      <style:text-properties style:font-name="Trebuchet MS2" style:font-name-asian="Trebuchet MS2" style:font-name-complex="Trebuchet MS2"/>
    </style:style>
    <style:style style:name="T38" style:family="text">
      <style:text-properties fo:font-weight="normal" style:font-weight-asian="normal" style:font-weight-complex="normal"/>
    </style:style>
    <style:style style:name="T39" style:family="text">
      <style:text-properties fo:font-weight="normal" style:font-weight-asian="normal" style:font-name-complex="Padauk" style:font-weight-complex="normal"/>
    </style:style>
    <style:style style:name="T40" style:family="text">
      <style:text-properties style:font-name-asian="Arial Unicode MS" style:font-name-complex="Tahoma"/>
    </style:style>
    <style:style style:name="T41" style:family="text">
      <style:text-properties style:font-name-asian="Arial Unicode MS" style:font-name-complex="Padauk"/>
    </style:style>
    <style:style style:name="T42" style:family="text">
      <style:text-properties fo:color="#0000ff" fo:font-weight="bold" style:font-weight-asian="bold" style:font-weight-complex="bold"/>
    </style:style>
    <style:style style:name="T43" style:family="text">
      <style:text-properties style:font-name-complex="Padauk1"/>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style:font-size-asian="12pt" style:font-weight-asian="normal" style:font-name-complex="Padauk" style:font-size-complex="12pt" style:font-weight-complex="normal"/>
    </style:style>
    <style:style style:name="T46" style:family="text">
      <style:text-properties fo:font-size="12pt" fo:font-weight="normal" style:font-size-asian="12pt" style:font-weight-asian="normal" style:font-name-complex="Padauk1" style:font-size-complex="12pt" style:font-weight-complex="normal"/>
    </style:style>
    <style:style style:name="T47" style:family="text">
      <style:text-properties style:font-name="Padauk1" fo:font-size="9pt" style:font-name-asian="Padauk1" style:font-size-asian="9pt" style:font-name-complex="Padauk1" style:font-size-complex="9pt"/>
    </style:style>
    <style:style style:name="T48" style:family="text">
      <style:text-properties style:font-name="Padauk" style:font-name-complex="Padauk"/>
    </style:style>
    <style:style style:name="T49" style:family="text">
      <style:text-properties style:font-name="Padauk" fo:font-size="9pt" style:font-name-asian="Padauk1" style:font-size-asian="9pt" style:font-name-complex="Padauk" style:font-size-complex="9pt"/>
    </style:style>
    <style:style style:name="T50" style:family="text">
      <style:text-properties style:font-name="Trebuchet MS1" style:font-name-complex="Trebuchet MS1"/>
    </style:style>
    <style:style style:name="T51" style:family="text">
      <style:text-properties style:font-name="Trebuchet MS1" fo:font-size="9pt" style:font-name-asian="Padauk1" style:font-size-asian="9pt" style:font-name-complex="Trebuchet MS1" style:font-size-complex="9pt"/>
    </style:style>
    <style:style style:name="T52" style:family="text">
      <style:text-properties style:font-name="Trebuchet MS1" fo:font-size="9pt" style:font-name-asian="Padauk1" style:font-size-asian="9pt" style:font-name-complex="Padauk" style:font-size-complex="9pt"/>
    </style:style>
    <style:style style:name="T53" style:family="text">
      <style:text-properties style:font-name="Trebuchet MS1" fo:font-size="12pt" style:font-name-asian="Padauk1" style:font-size-asian="12pt" style:font-name-complex="Padauk"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8"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53">1. Introduction<text:tab/> <text:s/>p. 1</text:p>
          <text:p text:style-name="P62">1.1 Who Is This Guide For?<text:tab/> <text:s/>p. 1</text:p>
          <text:p text:style-name="P53">2. Requirements<text:tab/> <text:s/>p. 1</text:p>
          <text:p text:style-name="P53">3. Basic Usage<text:tab/> <text:s/>p. 1</text:p>
          <text:p text:style-name="P62">3.1 Switching from Myanmar to English<text:tab/> <text:s/>p. 2</text:p>
          <text:p text:style-name="P62">3.2 Typing Words in Myanmar<text:tab/> <text:s/>p. 2</text:p>
          <text:p text:style-name="P62">3.3 Pat-Sint Words<text:tab/> <text:s/>p. 3</text:p>
          <text:p text:style-name="P62">3.4 System Tray Icon<text:tab/> <text:s/>p. 4</text:p>
          <text:p text:style-name="P62">3.5 The “Typing” Sub-Menu<text:tab/> <text:s/>p. 5</text:p>
          <text:p text:style-name="P62">3.6 Blog Sticker<text:tab/> <text:s/>p. 6</text:p>
          <text:p text:style-name="P53">4. Finding a Word<text:tab/> <text:s/>p. 6</text:p>
          <text:p text:style-name="P62">4.1 Help Keyboard<text:tab/> <text:s/>p. 6</text:p>
          <text:p text:style-name="P62">4.2 Romanisation<text:tab/> <text:s/>p. 8</text:p>
          <text:p text:style-name="P53">5. Typing Options<text:tab/> <text:s/>p. 8</text:p>
          <text:p text:style-name="P62">5.1 Burglish Input<text:tab/> <text:s/>p. 9</text:p>
          <text:p text:style-name="P62">5.2 Keyboard Input<text:tab/> <text:s/>p. 9</text:p>
          <text:p text:style-name="P47">5.2.1 Zawgyi-One<text:tab/> <text:s/>p. 10</text:p>
          <text:p text:style-name="P47">5.2.2 myWin 2.2<text:tab/> <text:s/>p. 11</text:p>
          <text:p text:style-name="P47">5.2.3 Myanmar 3<text:tab/> <text:s/>p. 11</text:p>
          <text:p text:style-name="P47">5.2.4 Ayar<text:tab/> <text:s/>p. 12</text:p>
          <text:p text:style-name="P62">5.3 Shan Keyboards<text:tab/> <text:s/>p. 12</text:p>
          <text:p text:style-name="P47">5.3.1 Yunghkio<text:tab/> <text:s/>p. 13</text:p>
          <text:p text:style-name="P53">6. Settings<text:tab/> <text:s/>p. 13</text:p>
          <text:p text:style-name="P62">6.1 Changing the Hotkey<text:tab/> <text:s/>p. 13</text:p>
          <text:p text:style-name="P62">6.2 Changing the Defaults<text:tab/> <text:s/>p. 15</text:p>
          <text:p text:style-name="P62">6.3 Adding Your Own Words<text:tab/> <text:s/>p. 15</text:p>
          <text:p text:style-name="P62">6.4 Running Wait Zar from a USB Drive with Pstart<text:tab/> <text:s/>p. 16</text:p>
          <text:p text:style-name="P53">7. Troubleshooting FAQ<text:tab/> <text:s/>p. 18</text:p>
          <text:p text:style-name="P62">7.1 Contacting the Wait Zar Team<text:tab/> <text:s/>p. 19</text:p>
          <text:p text:style-name="P53">Appendix A: License<text:tab/> <text:s/>p. 19</text:p>
        </text:index-body>
      </text:table-of-content>
      <text:h text:style-name="P54" text:outline-level="1"/>
      <text:h text:style-name="P59"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6">, available at the project web page.</text:span></text:p>
      <text:p text:style-name="P3"/>
      <text:h text:style-name="P60"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6">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271251" text:style-name="L1">
        <text:list-item>
          <text:p text:style-name="P49">Zawgyi-One</text:p>
        </text:list-item>
        <text:list-item>
          <text:p text:style-name="P49">Win Innwa</text:p>
        </text:list-item>
        <text:list-item>
          <text:p text:style-name="P49">Padauk</text:p>
        </text:list-item>
        <text:list-item>
          <text:p text:style-name="P49">Parabaik</text:p>
        </text:list-item>
        <text:list-item>
          <text:p text:style-name="P49">Myanmar 3</text:p>
        </text:list-item>
        <text:list-item>
          <text:p text:style-name="P49">Ayar</text:p>
        </text:list-item>
        <text:list-item>
          <text:p text:style-name="P49">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7"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8">4. Finding a Word</text:span><text:span text:style-name="T1"> and </text:span><text:span text:style-name="T8">5. Typing Options</text:span><text:span text:style-name="T1">. If you </text:span><text:span text:style-name="T2">really</text:span><text:span text:style-name="T1"> want to know everything, read the </text:span><text:span text:style-name="T8">Wait Zar Hacker's Guide</text:span><text:span text:style-name="T1">. </text:span></text:p>
      <text:p text:style-name="P5">To get started, download the latest version of Wait Zar. There are two ways to run the program:</text:p>
      <text:list xml:id="list35274622" text:style-name="L2">
        <text:list-item>
          <text:p text:style-name="P50"><text:span text:style-name="T15">Recommended</text:span><text:span text:style-name="T18"> mode: unzip Wait Zar into a directory, and click WaitZar.exe. </text:span></text:p>
        </text:list-item>
        <text:list-item>
          <text:p text:style-name="P50"><text:span text:style-name="T15">Simple</text:span><text:span text:style-name="T18">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3"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6">”</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6">”</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6">”</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7">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247412" text:style-name="L3">
              <text:list-header>
                <text:p text:style-name="P51">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5292005" text:continue-numbering="true" text:style-name="L3">
              <text:list-header>
                <text:p text:style-name="P52">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6"><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9">၀</text:span><text:span text:style-name="T13">-</text:span><text:span text:style-name="T9">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2">“</text:span><text:span text:style-name="T13">၊</text:span><text:span text:style-name="T12">”</text:span>or <text:span text:style-name="T12">“</text:span><text:span text:style-name="T13">။</text:span><text:span text:style-name="T12">”</text:span>.</text:p>
          </table:table-cell>
        </table:table-row>
        <table:table-row table:style-name="Table9.9">
          <table:table-cell table:style-name="Table9.A2" office:value-type="string">
            <text:p text:style-name="P23"><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6">”</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30"><draw:image xlink:href="Pictures/100000000000012C00000072358C20A7.png" xlink:type="simple" xlink:show="embed" xlink:actuate="onLoad"/></draw:frame></text:p>
      <text:p text:style-name="P21">If you prefer, you can also type the pat-sint portion of the word as “manda” —see <text:span text:style-name="T7">Section 4</text:span> for details.</text:p>
      <text:p text:style-name="P22">Currently, not every pat-sint word can be typed using the shortcut notation.</text:p>
      <text:p text:style-name="P22"/>
      <text:h text:style-name="Heading_20_2" text:outline-level="2">3.4 System Tray Icon</text:h>
      <text:p text:style-name="P8"><text:span text:style-name="T11">When WaitZar starts, it will display an “ENG” (or “</text:span><text:span text:style-name="T13">မြ</text:span><text:span text:style-name="T12">”) icon in the system tray</text:span><text:span text:style-name="T11">.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2"><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4">Help/About</text:span><text:span text:style-name="T11"> <text:tab/>— Show information about the software.</text:span></text:p>
      <text:p text:style-name="P20"><text:span text:style-name="T11">Settings <text:tab/></text:span><text:span text:style-name="T19">— Change basic settings, like the hotkey combination.</text:span></text:p>
      <text:p text:style-name="P18"><text:span text:style-name="T14">Exit</text:span><text:span text:style-name="T11"> <text:tab/>— Close Wait Zar. Remove all hotkeys from the system. If Wait Zar causes your system to slow down or behave strangely, choose this option to stop the program. </text:span></text:p>
      <text:p text:style-name="P18"><text:span text:style-name="T14">English</text:span><text:span text:style-name="T11"> <text:tab/>— Change text mode to English. Same effect as pressing “Ctrl+Shift”</text:span></text:p>
      <text:p text:style-name="P18"><text:span text:style-name="T14">Myanmar</text:span><text:span text:style-name="T11"> <text:tab/>— Change text mode to Myanmar. Same effect as pressing “Ctrl+Shift”</text:span></text:p>
      <text:p text:style-name="P18"><text:span text:style-name="T14">Typing</text:span><text:span text:style-name="T11"> <text:tab/>— Change the input method, output encoding, or language. See below (Section 3.5) for more details.</text:span></text:p>
      <text:p text:style-name="P18"><text:span text:style-name="T14">Look Up Word (F1)</text:span><text:span text:style-name="T11"> — If you don’t know how to type a difficult word, you can click this option to bring up the virtual keyboard. See Section 4.1 for details.</text:span></text:p>
      <text:p text:style-name="P19"/>
      <text:h text:style-name="P64"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5"><text:span text:style-name="T15">ဘာသာစကား</text:span><text:span text:style-name="T11"> <text:tab/>— Change the language you are typing in. </text:span><text:span text:style-name="T13">မြန်မာစာ</text:span><text:span text:style-name="T12"> </text:span><text:span text:style-name="T11">and </text:span><text:span text:style-name="T13">ရှမ်းစာ</text:span><text:span text:style-name="T12"> </text:span><text:span text:style-name="T11">are supported.</text:span></text:p>
      <text:p text:style-name="P35"><text:span text:style-name="T14">Input Method</text:span><text:span text:style-name="T11"> <text:tab/>— Change the way you type words. “WaitZar” is the default, but we also support other popular methods like Burglish and keyboards like Zawgyi-One. See Section 5 for a list of these.</text:span></text:p>
      <text:p text:style-name="P36"><text:soft-page-break/><text:span text:style-name="T7">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7">Ayar Keyboard</text:span>, but output the <text:span text:style-name="T7">Zawgyi-One</text:span> encoding.</text:p>
      <text:p text:style-name="P19"/>
      <text:h text:style-name="P64"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55"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3"><draw:image xlink:href="Pictures/100000000000020B000001046B6E54F2.png" xlink:type="simple" xlink:show="embed" xlink:actuate="onLoad"/></draw:frame>…we can see that pressing <text:span text:style-name="T29">U</text:span> will type “<text:span text:style-name="T1">က</text:span><text:span text:style-name="T6">”</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4"><draw:image xlink:href="Pictures/100000000000020B00000104B144A987.png" xlink:type="simple" xlink:show="embed" xlink:actuate="onLoad"/></draw:frame>So, typing <text:span text:style-name="T29">Shift+U</text:span> will type “<text:span text:style-name="T1">ဉ</text:span> <text:span text:style-name="T6">”</text:span>, not “<text:span text:style-name="T1">က</text:span><text:span text:style-name="T6">”</text:span>. When you are looking up a word, make sure to type the consonant before any vowels, medials, or tone marks. So, in order to type “<text:span text:style-name="T1">လေး</text:span><text:span text:style-name="T6">”</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9">ဝ <text:s/>ိ <text:s/>ဇ <text:s/>ဇ <text:s/></text:span><text:span text:style-name="T13">(stack)</text:span><text:span text:style-name="T9">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42"><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6">”</text:span> is “ssa”, instead of just “sa”. Actually, the Wait Zar romanisation was designed to be simple to learn while at the same time allowing experts to type quickly with it. <text:span text:style-name="T28">The following web page provides a good explanation of this:</text:span></text:p>
      <text:p text:style-name="P11">http://www.waitzar.com/instructions.py</text:p>
      <text:p text:style-name="P9">In addition, Wait Zar uses two shortcuts to speed up typing.</text:p>
      <text:list xml:id="list35252387" text:style-name="L4">
        <text:list-item>
          <text:p text:style-name="P41">Any word containing “aung” can shorten it to simply “g”. For example, “kaung” can be typed as “kg”. “Aung” by itself can be shortened to “ag”. </text:p>
        </text:list-item>
        <text:list-item>
          <text:p text:style-name="P41">If only one set of words is possible at any point, the sequence to that set is parenthesized. For example, typing “singa” is sufficient for WaitZar to guess that you want “singapore”. </text:p>
        </text:list-item>
      </text:list>
      <text:p text:style-name="P9"/>
      <text:h text:style-name="P61" text:outline-level="1">5. Typing Options</text:h>
      <text:p text:style-name="P8"><text:span text:style-name="T11">Since version 1.8, Wait Zar supports several different </text:span><text:span text:style-name="T32">Input Methods</text:span><text:span text:style-name="T11">,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27"><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37">—</text:span><text:span text:style-name="T41">just set the “Input Method” to “Zawgyi-One Keyboard” and the “Encoding” to “Unicode”!</text:span></text:p>
      <text:p text:style-name="P24"><text:span text:style-name="T5">Note</text:span><text:span text:style-name="T28">: Currently, it is not possible to change the Help Keyboard's Input Method. We will change this in a future release.</text:span></text:p>
      <text:p text:style-name="P10"><text:soft-page-break/></text:p>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5"><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6"><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more rules that you should be aware of. Typing “<text:span text:style-name="T29">f</text:span><text:span text:style-name="T21">”</text:span><text:span text:style-name="T38"> will allow you to output </text:span><text:span text:style-name="T39">“်”</text:span><text:span text:style-name="T18">. In order to stack consonants, you should use capital letters. For example, type “KA” to output “္က”. If you want to type words that use kinzi, you should build them by stacking the consonant onto “င</text:span><text:span text:style-name="T20">”. For example, type “</text:span><text:span text:style-name="T33">in GA lait</text:span><text:span text:style-name="T22">”</text:span><text:span text:style-name="T20"> to output “</text:span><text:span text:style-name="T18">အင်္ဂလိပ်</text:span><text:span text:style-name="T20">”. Of course, all of the normal features of WaitZar (like the arrow keys) work with Burglish as well.</text:span></text:p>
      <text:p text:style-name="P9"><draw:frame draw:style-name="fr7" draw:name="graphics33" text:anchor-type="paragraph" svg:width="2.6764in" svg:height="1.0173in" draw:z-index="37"><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27"><text:soft-page-break/>Each Burmese letter has a key combination that you must memorize. For example, if you switch to the Zawgyi-One keyboard, you press “<text:span text:style-name="T29">j</text:span>” to type <text:span text:style-name="T1">“ြ”, and “</text:span><text:span text:style-name="T31">u</text:span><text:span text:style-name="T1">” to type </text:span><text:span text:style-name="T9">“</text:span><text:span text:style-name="T34">က</text:span><text:span text:style-name="T9">”</text:span><text:span text:style-name="T1">. Some keys have to be typed using the Shift key. For example, press “Shift” and “z” to type </text:span><text:span text:style-name="T9">“ဇ”</text:span><text:span text:style-name="T1">. For some keyboards, you will have to press other keys to reach even more letters. For example, you have to press tilde (“~”) then hold “Shift” and press “1” to type </text:span><text:span text:style-name="T9">“ဍ္ဎ”</text:span><text:span text:style-name="T1">. Press “~” then press “u” to type “stacked ka”, “္က”. Usually, the more complex key combinations are reserved for uncommon Burmese letters. </text:span></text:p>
      <text:p text:style-name="P27"><text:span text:style-name="T27">The following sections will explain which keys to press for each Keyboard Input Method. Please note</text:span><text:span text:style-name="T1"> that the examples given are using an </text:span><text:span text:style-name="T5">English-US</text:span><text:span text:style-name="T1"> version of Windows. If you are using a different version of Windows (like French or Swedish), then you should type each key based on its position, not its letter</text:span><text:span text:style-name="T41">. This sounds confusing, but it will become much clearer if you look at the layout diagrams. </text:span></text:p>
      <text:p text:style-name="P27"><text:span text:style-name="T1">There is one more thing you have to be aware of: what order to type letters in. <text:s/>For example, to type </text:span><text:span text:style-name="T9">“သင်္ကြန်”</text:span><text:span text:style-name="T12"> in Zawgyi-One, you type “</text:span><text:span text:style-name="T33">ojuFef</text:span><text:span text:style-name="T12">” (</text:span><text:span text:style-name="T9">သ+ြ+က+င်္+န+်</text:span><text:span text:style-name="T12">). With the myWin2.2 keyboard, you type it as “</text:span><text:span text:style-name="T33">ouFjef</text:span><text:span text:style-name="T12">” (</text:span><text:span text:style-name="T9">သ+က+င်္+ြ+န+်</text:span><text:span text:style-name="T12">). For each section, we will explain the correct order to type the consonant (</text:span><text:span text:style-name="T9">က</text:span><text:span text:style-name="T12"> is used as an example</text:span><text:span text:style-name="T13">), the prefix letters </text:span><text:span text:style-name="T9">(ြ </text:span><text:span text:style-name="T13">and</text:span><text:span text:style-name="T9"> ေ)</text:span><text:span text:style-name="T13">, kinzi (င်္), and any suffix letters (such as ျ ာ or း).</text:span></text:p>
      <text:p text:style-name="P27"/>
      <text:h text:style-name="Heading_20_3" text:outline-level="3">5.2.1 Zawgyi-One</text:h>
      <text:p text:style-name="P24"><text:span text:style-name="T28">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1" draw:name="graphics36" text:anchor-type="paragraph" svg:width="6.9299in" svg:height="2.3701in" draw:z-index="38"><draw:image xlink:href="Pictures/100000000000028A000000DE52F96354.png" xlink:type="simple" xlink:show="embed" xlink:actuate="onLoad"/></draw:frame>Typing order for Zawgyi-One is as follows:</text:p>
      <text:p text:style-name="P29"><text:soft-page-break/><text:tab/><text:span text:style-name="T43">ေ</text:span> <text:span text:style-name="T44">+</text:span> <text:span text:style-name="T43">ြ</text:span> <text:span text:style-name="T44">+</text:span> <text:span text:style-name="T9">က </text:span><text:span text:style-name="T10">+</text:span><text:span text:style-name="T9"> </text:span><text:span text:style-name="T1">င်္ </text:span><text:span text:style-name="T45">+</text:span><text:span text:style-name="T1"> ျ </text:span><text:span text:style-name="T45">+</text:span><text:span text:style-name="T1"> ာ </text:span><text:span text:style-name="T45">+</text:span><text:span text:style-name="T1"> း</text:span></text:p>
      <text:p text:style-name="P27"/>
      <text:h text:style-name="Heading_20_3" text:outline-level="3">5.2.2 myWin 2.2</text:h>
      <text:p text:style-name="P27">The myWin keyboard layout was developed by <text:span text:style-name="T42">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27">Here is the layout diagram for myWin 2.2. Please note that some English letters (e.g., “%” and “+”) have been disabled. Half-stop, full-stop, and the letter <text:span text:style-name="T9">“၎”</text:span> are also disabled.</text:p>
      <text:p text:style-name="P27"><draw:frame draw:style-name="fr12" draw:name="graphics42" text:anchor-type="paragraph" svg:width="6.9299in" svg:height="2.3701in" draw:z-index="39"><draw:image xlink:href="Pictures/100000000000028A000000DE2C3FB6E1.png" xlink:type="simple" xlink:show="embed" xlink:actuate="onLoad"/></draw:frame>Typing order for myWin 2.2 is as follows:</text:p>
      <text:p text:style-name="P29"><text:tab/><text:span text:style-name="T9">က </text:span><text:span text:style-name="T44">+</text:span> <text:span text:style-name="T43">ြ </text:span><text:span text:style-name="T46">+</text:span><text:span text:style-name="T9"> </text:span><text:span text:style-name="T43">ေ</text:span> <text:span text:style-name="T44">+</text:span><text:span text:style-name="T9"> </text:span><text:span text:style-name="T10">+</text:span><text:span text:style-name="T9"> </text:span><text:span text:style-name="T1">င်္ </text:span><text:span text:style-name="T45">+</text:span><text:span text:style-name="T1"> ျ </text:span><text:span text:style-name="T45">+</text:span><text:span text:style-name="T1"> ာ </text:span><text:span text:style-name="T45">+</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29">ifF</text:span>”.</text:p>
      <text:p text:style-name="P27">Here is the Myanmar 3 keyboard layout diagram. Note that, in order to stack a letter, you must press “<text:span text:style-name="T29">F</text:span>” to type the “stacking character”. Then type the letter you want to stack. This is the reverse of how myWin 2.2 does it.</text:p>
      <text:p text:style-name="P27"><draw:frame draw:style-name="fr13" draw:name="graphics43" text:anchor-type="paragraph" svg:width="6.9252in" svg:height="2.3646in" draw:z-index="40"><draw:image xlink:href="Pictures/100000000000028A000000DE268603E0.png" xlink:type="simple" xlink:show="embed" xlink:actuate="onLoad"/></draw:frame><text:soft-page-break/>Typing order for Myanmar 3 is as follows:</text:p>
      <text:p text:style-name="P29"><text:tab/><text:span text:style-name="T43">ေ</text:span> <text:span text:style-name="T44">+</text:span> <text:span text:style-name="T43">ြ</text:span> <text:span text:style-name="T44">+</text:span> <text:span text:style-name="T9">က </text:span><text:span text:style-name="T10">+</text:span><text:span text:style-name="T9"> </text:span><text:span text:style-name="T1">င်္ </text:span><text:span text:style-name="T45">+</text:span><text:span text:style-name="T1"> ျ </text:span><text:span text:style-name="T45">+</text:span><text:span text:style-name="T1"> ာ </text:span><text:span text:style-name="T45">+</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13" draw:name="graphics44" text:anchor-type="paragraph" svg:width="6.9252in" svg:height="2.3646in" draw:z-index="41"><draw:image xlink:href="Pictures/100000000000028A000000DEA424F584.png" xlink:type="simple" xlink:show="embed" xlink:actuate="onLoad"/></draw:frame>Typing order for Ayar is as follows:</text:p>
      <text:p text:style-name="P29"><text:span text:style-name="T28"><text:tab/></text:span><text:span text:style-name="T43">ေ</text:span><text:span text:style-name="T28"> </text:span><text:span text:style-name="T44">+</text:span><text:span text:style-name="T28"> </text:span><text:span text:style-name="T43">ြ</text:span><text:span text:style-name="T28"> </text:span><text:span text:style-name="T44">+</text:span><text:span text:style-name="T28"> </text:span><text:span text:style-name="T9">က </text:span><text:span text:style-name="T10">+</text:span><text:span text:style-name="T9"> </text:span><text:span text:style-name="T1">င်္ </text:span><text:span text:style-name="T45">+</text:span><text:span text:style-name="T1"> ျ </text:span><text:span text:style-name="T45">+</text:span><text:span text:style-name="T1"> ာ </text:span><text:span text:style-name="T45">+</text:span><text:span text:style-name="T1"> း</text:span></text:p>
      <text:p text:style-name="P27"/>
      <text:h text:style-name="Heading_20_2" text:outline-level="2">5.3 Shan Keyboards</text:h>
      <text:p text:style-name="P24"><text:span text:style-name="T28">In addition to standard Burmese, Wait Zar also supports typing in the Shan dialect. This is done with a Keyboard Input Method (Section 5.2). To switch to Shan, click on the Wait Zar </text:span><text:soft-page-break/><text:span text:style-name="T28">icon and choose “Typing” and then “</text:span><text:span text:style-name="T1">ရှမ်းစာ</text:span><text:span text:style-name="T6">”.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text:span text:style-name="T12">“</text:span><text:span text:style-name="T53">ရ</text:span><text:span text:style-name="T12">”</text:span> was also moved to “shift+i”. Yunghkio uses only the Shift key; no Special Keys are required. The following diagram explains this layout; blue letters are typed using the shift key.</text:p>
      <text:p text:style-name="P27"><draw:frame draw:style-name="fr12" draw:name="graphics41" text:anchor-type="paragraph" svg:width="6.9299in" svg:height="2.2701in" draw:z-index="43"><draw:image xlink:href="Pictures/100000000000028A000000DE16AA9471.png" xlink:type="simple" xlink:show="embed" xlink:actuate="onLoad"/></draw:frame>Typing order for Yunghkio is as follows:</text:p>
      <text:p text:style-name="P29"><text:span text:style-name="T1"><text:tab/></text:span><text:span text:style-name="T45">(</text:span><text:span text:style-name="T43">ေ</text:span><text:span text:style-name="T46">/</text:span><text:span text:style-name="T43">ႄ</text:span><text:span text:style-name="T45">) +</text:span><text:span text:style-name="T1"> </text:span><text:span text:style-name="T43">ြ</text:span><text:span text:style-name="T1"> </text:span><text:span text:style-name="T45">+</text:span><text:span text:style-name="T1"> </text:span><text:span text:style-name="T43">ၵ</text:span><text:span text:style-name="T1"> </text:span><text:span text:style-name="T45">+</text:span><text:span text:style-name="T1"> ျ </text:span><text:span text:style-name="T45">+</text:span><text:span text:style-name="T1"> ာ </text:span><text:span text:style-name="T45">+</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29">config</text:span> directory, and the file <text:s/><text:span text:style-name="T29">waitzar.userwords.txt</text:span><text:span text:style-name="T21">.</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soft-page-break/></text:p>
      <text:p text:style-name="P24">The two drop-down lists next to “Language Hotkey” will allow you to change the hotkey. For example, to change it to <text:span text:style-name="T29">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4"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6">”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6">In addition to all the normal options, you can also change the default to </text:span><text:span text:style-name="T30">(Last Used)</text:span><text:span text:style-name="T6">.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6">If you ever want to reset any option to its default value, select </text:span><text:span text:style-name="T30">N/A</text:span><text:span text:style-name="T6"> and click “Ok”. </text:span></text:p>
      <text:p text:style-name="P24"/>
      <text:h text:style-name="Heading_20_2" text:outline-level="2">6.3 Adding Your Own Words</text:h>
      <text:p text:style-name="P24">If you need to type a word that Wait Zar doesn't know about, you should edit the file <text:span text:style-name="T29">waitzar.userwords.txt</text:span>, which is located in the same directory as WaitZar.exe <text:span text:style-name="T37">—</text:span><text:span text:style-name="T40">if you can't </text:span><text:soft-page-break/><text:span text:style-name="T40">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29">Notepad++</text:span>. You can download it from:</text:p>
      <text:p text:style-name="P30">http://notepad-plus-plus.org/</text:p>
      <text:p text:style-name="P24">Type words into <text:span text:style-name="T29">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6">”</text:span> as “ah” instead of “a”, you can add the following line. (<text:span text:style-name="T4">Note</text:span>: You will need the Zawgyi-One font installed to see this line.)</text:p>
      <text:p text:style-name="P24"><text:span text:style-name="T24">အ</text:span> = ah </text:p>
      <text:p text:style-name="P24">You can also enter shortcuts. For example, to type “<text:span text:style-name="T1">ဗိုက်ဆာတယ်</text:span><text:span text:style-name="T6">”</text:span>, you currently have to type “vite” “ssar” “tal”. But this is a common phrase, so you might add: </text:p>
      <text:p text:style-name="P24"><text:span text:style-name="T23">ဗုိက္ဆာတယ္</text:span> = vitessartal </text:p>
      <text:p text:style-name="P24">…to the dictionary. You might even add: </text:p>
      <text:p text:style-name="P24"><text:span text:style-name="T23">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5">é</text:span>s or other public computers. However, if you want a really convenient setup, consider using PStart. Note that this is completely optional; PStart is not related to the Wait Zar project. Follow these steps to get Wait Zar running on PStart: </text:p>
      <text:list xml:id="list35277854" text:style-name="L5">
        <text:list-item>
          <text:p text:style-name="P42">Download PStart (the normal one, not U-3) from:</text:p>
          <text:p text:style-name="P45">http://www.pegtop.de/download.php?file=start </text:p>
        </text:list-item>
        <text:list-item>
          <text:p text:style-name="P42">Make sure your USB drive is plugged in, and run the PStart setup file. When you get to the “Setup Type”, choose “Portable Setup”, and select your USB drive’s letter. </text:p>
        </text:list-item>
        <text:list-item>
          <text:p text:style-name="P43"><draw:frame draw:style-name="fr15"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43"><draw:frame draw:style-name="fr15"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46"><text:span text:style-name="T12">As long as PStart is running, you can click on its icon in the system tray and choose </text:span><text:span text:style-name="T12">“WaitZar” to launch WaitZar. You can add many other programs to PStart, and get a fully-functional mini Start Menu on any computer you connect your USB drive to!</text:span></text:p>
          <text:p text:style-name="P43"><draw:frame draw:style-name="fr16" draw:name="graphics19" text:anchor-type="paragraph" svg:x="0.5in" svg:y="0in" svg:width="3.1984in" svg:height="1.8598in" draw:z-index="31"><draw:image xlink:href="Pictures/1000000000000158000000C89ACD9327.png" xlink:type="simple" xlink:show="embed" xlink:actuate="onLoad"/></draw:frame><text:soft-page-break/></text:p>
        </text:list-item>
      </text:list>
      <text:h text:style-name="P56" text:outline-level="1">7. Troubleshooting FAQ</text:h>
      <text:p text:style-name="P26">Here are some problems our users have run into and their solutions: </text:p>
      <text:p text:style-name="P15"><text:span text:style-name="T12">Q: </text:span><text:span text:style-name="T17">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2">Q: </text:span><text:span text:style-name="T17">I typed a word, and now I can’t delete part of it. </text:span></text:p>
      <text:p text:style-name="P39"><text:span text:style-name="T12">A: This is a common occurrence if you type a word with asat “</text:span><text:span text:style-name="T25">—္</text:span><text:span text:style-name="T12">” and then hit “backspace”. </text:span><text:span text:style-name="T12">Sometimes, the asat is after the cursor, although it appears before it. Try hitting the right arrow key, and then backspace. This is an issue with all Burmese fonts in programs that do not fully support Burmese text. </text:span></text:p>
      <text:p text:style-name="P15"><text:span text:style-name="T12">Q: </text:span><text:span text:style-name="T17">Wait Zar doesn’t work with Open Office.</text:span></text:p>
      <text:p text:style-name="P39"><text:span text:style-name="T12">A: Early versions of Open Office under Windows failed to detect Burmese code points </text:span><text:span text:style-name="T37">—</text:span><text:span text:style-name="T12">for some users, it switched to Tahoma even if they selected, e.g., Zawgyi-One. The </text:span><text:span text:style-name="T16">big</text:span><text:span text:style-name="T12">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2">Q: </text:span><text:span text:style-name="T17">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2">Q: </text:span><text:span text:style-name="T17">(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65"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56"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2">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MS Shell Dlg 2" svg:font-family="'MS Shell Dlg 2'"/>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23T15:16:52.33</dc:date>
    <dc:creator>Seth Hetu</dc:creator>
    <meta:editing-duration>PT13H22M31S</meta:editing-duration>
    <meta:editing-cycles>233</meta:editing-cycles>
    <meta:document-statistic meta:table-count="1" meta:image-count="44" meta:object-count="0" meta:page-count="21" meta:paragraph-count="236" meta:word-count="5156" meta:character-count="27746"/>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